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A9D08E" fo:border-bottom="thin solid #A9D08E" fo:border-left="thin solid #A9D08E" fo:border-right="none" fo:background-color="#E2EFDA"/>
    </style:style>
    <style:style style:name="ce5" style:family="table-cell" style:parent-style-name="Default" style:data-style-name="N0">
      <style:table-cell-properties fo:border-top="thin solid #A9D08E" fo:border-bottom="thin solid #A9D08E" fo:border-left="none" fo:border-right="thin solid #A9D08E" fo:background-color="#E2EFDA"/>
    </style:style>
    <style:style style:name="ce6" style:family="table-cell" style:parent-style-name="Default" style:data-style-name="N0">
      <style:table-cell-properties fo:border-top="thin solid #A9D08E" fo:border-bottom="thin solid #A9D08E" fo:border-left="thin solid #A9D08E" fo:border-right="none"/>
    </style:style>
    <style:style style:name="ce7" style:family="table-cell" style:parent-style-name="Default" style:data-style-name="N0">
      <style:table-cell-properties fo:border-top="thin solid #A9D08E" fo:border-bottom="thin solid #A9D08E" fo:border-left="none" fo:border-right="thin solid #A9D08E"/>
    </style:style>
    <style:style style:name="co1" style:family="table-column">
      <style:table-column-properties fo:break-before="auto" style:column-width="8.22854166666667cm"/>
    </style:style>
    <style:style style:name="co2" style:family="table-column">
      <style:table-column-properties fo:break-before="auto" style:column-width="5.45041666666667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3.862916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8.96937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29645833333333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2.43416666666667cm"/>
    </style:style>
    <style:style style:name="co16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u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jtwelf (system exit after solve)</text:p>
          </table:table-cell>
          <table:table-cell office:value-type="string" table:style-name="ce1">
            <text:p>Twelf – version 1.51</text:p>
          </table:table-cell>
          <table:table-cell office:value-type="string" table:style-name="ce1">
            <text:p>Twelf – current</text:p>
          </table:table-cell>
          <table:table-cell table:style-name="ce1"/>
          <table:table-cell office:value-type="string" table:style-name="ce1">
            <text:p>ratio (use current twelf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32</text:p>
          </table:table-cell>
          <table:table-cell office:value-type="float" office:value="5.1159999999999999E-3" table:style-name="ce1">
            <text:p>0.005116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9E-2" table:style-name="ce1">
            <text:p>0.019</text:p>
          </table:table-cell>
          <table:table-cell table:style-name="ce1"/>
          <table:table-cell office:value-type="float" office:value="0.26926315789473682" table:formula="of:=[.B2]/[.D2]" table:style-name="ce1">
            <text:p>0.2692631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64</text:p>
          </table:table-cell>
          <table:table-cell office:value-type="float" office:value="1.0466E-2" table:style-name="ce1">
            <text:p>0.010466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7E-2" table:style-name="ce1">
            <text:p>0.047</text:p>
          </table:table-cell>
          <table:table-cell table:style-name="ce1"/>
          <table:table-cell office:value-type="float" office:value="0.22268085106382979" table:formula="of:=[.B3]/[.D3]" table:style-name="ce1">
            <text:p>0.2226808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128</text:p>
          </table:table-cell>
          <table:table-cell office:value-type="float" office:value="3.1047000000000002E-2" table:style-name="ce1">
            <text:p>0.03104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4599999999999999" table:style-name="ce1">
            <text:p>0.146</text:p>
          </table:table-cell>
          <table:table-cell table:style-name="ce1"/>
          <table:table-cell office:value-type="float" office:value="0.21265068493150688" table:formula="of:=[.B4]/[.D4]" table:style-name="ce1">
            <text:p>0.2126506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256</text:p>
          </table:table-cell>
          <table:table-cell office:value-type="float" office:value="0.110041" table:style-name="ce1">
            <text:p>0.110041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46400000000000002" table:style-name="ce1">
            <text:p>0.464</text:p>
          </table:table-cell>
          <table:table-cell table:style-name="ce1"/>
          <table:table-cell office:value-type="float" office:value="0.23715732758620689" table:formula="of:=[.B5]/[.D5]" table:style-name="ce1">
            <text:p>0.2371573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512</text:p>
          </table:table-cell>
          <table:table-cell office:value-type="float" office:value="0.43900099999999997" table:style-name="ce1">
            <text:p>0.439001</text:p>
          </table:table-cell>
          <table:table-cell office:value-type="float" office:value="19.103999999999999" table:style-name="ce1">
            <text:p>19.104</text:p>
          </table:table-cell>
          <table:table-cell office:value-type="float" office:value="18.934000000000001" table:style-name="ce1">
            <text:p>18.934</text:p>
          </table:table-cell>
          <table:table-cell table:style-name="ce1"/>
          <table:table-cell office:value-type="float" office:value="2.3185856131826343E-2" table:formula="of:=[.B6]/[.D6]" table:style-name="ce1">
            <text:p>0.02318585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Zach’s – all optimizations</text:p>
          </table:table-cell>
          <table:table-cell office:value-type="string" table:style-name="ce1">
            <text:p>tjtwel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32</text:p>
          </table:table-cell>
          <table:table-cell office:value-type="float" office:value="2E-3" table:style-name="ce1">
            <text:p>0.002</text:p>
          </table:table-cell>
          <table:table-cell office:value-type="float" office:value="5.1159999999999999E-3" table:style-name="ce1">
            <text:p>0.0051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6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0466E-2" table:style-name="ce1">
            <text:p>0.01046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1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3.1047000000000002E-2" table:style-name="ce1">
            <text:p>0.0310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256</text:p>
          </table:table-cell>
          <table:table-cell office:value-type="float" office:value="0.108" table:style-name="ce1">
            <text:p>0.108</text:p>
          </table:table-cell>
          <table:table-cell office:value-type="float" office:value="0.110041" table:style-name="ce1">
            <text:p>0.1100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512</text:p>
          </table:table-cell>
          <table:table-cell office:value-type="float" office:value="0.433" table:style-name="ce1">
            <text:p>0.433</text:p>
          </table:table-cell>
          <table:table-cell office:value-type="float" office:value="0.43900099999999997" table:style-name="ce1">
            <text:p>0.43900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aïve</text:p>
          </table:table-cell>
          <table:table-cell office:value-type="string" table:style-name="ce1">
            <text:p>strictness</text:p>
          </table:table-cell>
          <table:table-cell office:value-type="string" table:style-name="ce1">
            <text:p>specialized predicates</text:p>
          </table:table-cell>
          <table:table-cell office:value-type="string" table:style-name="ce1">
            <text:p>index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um – 32</text:p>
          </table:table-cell>
          <table:table-cell office:value-type="float" office:value="0.34079399999999999" table:style-name="ce1">
            <text:p>0.340794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2.042E-3" table:style-name="ce1">
            <text:p>0.002042</text:p>
          </table:table-cell>
          <table:table-cell office:value-type="float" office:value="1.7700000000000001E-3" table:style-name="ce1">
            <text:p>0.001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um – 64</text:p>
          </table:table-cell>
          <table:table-cell office:value-type="float" office:value="2.7764980000000001" table:style-name="ce1">
            <text:p>2.776498</text:p>
          </table:table-cell>
          <table:table-cell office:value-type="float" office:value="8.4639999999999993E-3" table:style-name="ce1">
            <text:p>0.008464</text:p>
          </table:table-cell>
          <table:table-cell office:value-type="float" office:value="7.9109999999999996E-3" table:style-name="ce1">
            <text:p>0.007911</text:p>
          </table:table-cell>
          <table:table-cell office:value-type="float" office:value="6.9329999999999999E-3" table:style-name="ce1">
            <text:p>0.0069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 – 128</text:p>
          </table:table-cell>
          <table:table-cell office:value-type="float" office:value="22.898717000000001" table:style-name="ce1">
            <text:p>22.898717</text:p>
          </table:table-cell>
          <table:table-cell office:value-type="float" office:value="3.227E-2" table:style-name="ce1">
            <text:p>0.03227</text:p>
          </table:table-cell>
          <table:table-cell office:value-type="float" office:value="3.1227999999999999E-2" table:style-name="ce1">
            <text:p>0.031228</text:p>
          </table:table-cell>
          <table:table-cell office:value-type="float" office:value="2.7276999999999999E-2" table:style-name="ce1">
            <text:p>0.0272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 – 256</text:p>
          </table:table-cell>
          <table:table-cell office:value-type="float" office:value="178.14599200000001" table:style-name="ce1">
            <text:p>178.145992</text:p>
          </table:table-cell>
          <table:table-cell office:value-type="float" office:value="0.12626100000000001" table:style-name="ce1">
            <text:p>0.126261</text:p>
          </table:table-cell>
          <table:table-cell office:value-type="float" office:value="0.12332" table:style-name="ce1">
            <text:p>0.12332</text:p>
          </table:table-cell>
          <table:table-cell office:value-type="float" office:value="0.10795299999999999" table:style-name="ce1">
            <text:p>0.107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 – 512</text:p>
          </table:table-cell>
          <table:table-cell office:value-type="string" table:style-name="ce1">
            <text:p>Heap Overflow</text:p>
          </table:table-cell>
          <table:table-cell office:value-type="float" office:value="0.49666009999999999" table:style-name="ce1">
            <text:p>0.4966601</text:p>
          </table:table-cell>
          <table:table-cell office:value-type="float" office:value="0.49235099999999998" table:style-name="ce1">
            <text:p>0.492351</text:p>
          </table:table-cell>
          <table:table-cell office:value-type="float" office:value="0.43457800000000002" table:style-name="ce1">
            <text:p>0.434578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miniml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table:style-name="ce1"/>
          <table:table-cell office:value-type="string" table:style-name="ce2">
            <text:p>Twelf</text:p>
          </table:table-cell>
          <table:table-cell table:number-columns-repeated="7" table:style-name="ce1"/>
          <table:table-cell office:value-type="string" table:style-name="ce2">
            <text:p>Tjtwelf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xecution Time(parse sig)</text:p>
          </table:table-cell>
          <table:table-cell office:value-type="float" office:value="7.8799999999999996E-4" table:style-name="ce1">
            <text:p>0.000788</text:p>
          </table:table-cell>
          <table:table-cell table:style-name="ce1"/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Set up</text:p>
          </table:table-cell>
          <table:table-cell office:value-type="float" office:value="2.6170000000000004E-3" table:formula="of:=[.B2]+[.B3]+[.B4]" table:style-name="ce1">
            <text:p>0.0026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xecution Time(translate signature)</text:p>
          </table:table-cell>
          <table:table-cell office:value-type="float" office:value="2.9100000000000003E-4" table:style-name="ce1">
            <text:p>0.000291</text:p>
          </table:table-cell>
          <table:table-cell table:style-name="ce1"/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Solving</text:p>
          </table:table-cell>
          <table:table-cell office:value-type="float" office:value="6.6400000000000009E-4" table:formula="of:=[.B5]+[.B10]+[.B15]+[.B20]+[.B30]" table:style-name="ce1">
            <text:p>0.000664</text:p>
          </table:table-cell>
          <table:table-cell office:value-type="float" office:value="1.5720000000000003E-3" table:formula="of:=[.B6]+[.B11]+[.B16]+[.B21]+[.B31]" table:style-name="ce1">
            <text:p>0.001572</text:p>
          </table:table-cell>
          <table:table-cell office:value-type="float" office:value="2.8870000000000002E-3" table:formula="of:=[.B7]+[.B12]+[.B17]+[.B22]+[.B32]" table:style-name="ce1">
            <text:p>0.002887</text:p>
          </table:table-cell>
          <table:table-cell office:value-type="float" office:value="4.3220000000000003E-3" table:formula="of:=[.B8]+[.B13]+[.B18]+[.B23]+[.B33]" table:style-name="ce1">
            <text:p>0.004322</text:p>
          </table:table-cell>
          <table:table-cell office:value-type="float" office:value="5.9750000000000003E-3" table:formula="of:=[.B9]+[.B14]+[.B19]+[.B24]+[.B34]" table:style-name="ce1">
            <text:p>0.0059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ion Time(compile, link, and start simulator)</text:p>
          </table:table-cell>
          <table:table-cell office:value-type="float" office:value="1.5380000000000001E-3" table:style-name="ce1">
            <text:p>0.001538</text:p>
          </table:table-cell>
          <table:table-cell table:style-name="ce1"/>
          <table:table-cell office:value-type="string" table:style-name="ce1">
            <text:p>solving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7999999999999999E-2" table:style-name="ce1">
            <text:p>0.018</text:p>
          </table:table-cell>
          <table:table-cell table:number-columns-repeated="2" table:style-name="ce1"/>
          <table:table-cell office:value-type="string" table:style-name="ce1">
            <text:p>Printing</text:p>
          </table:table-cell>
          <table:table-cell office:value-type="float" office:value="4.3000000000000002E-5" table:formula="of:=[.B35]" table:style-name="ce1">
            <text:p>0.000043</text:p>
          </table:table-cell>
          <table:table-cell office:value-type="float" office:value="1.75E-4" table:formula="of:=[.B36]" table:style-name="ce1">
            <text:p>0.000175</text:p>
          </table:table-cell>
          <table:table-cell office:value-type="float" office:value="5.5999999999999999E-5" table:formula="of:=[.B37]" table:style-name="ce1">
            <text:p>0.000056</text:p>
          </table:table-cell>
          <table:table-cell office:value-type="float" office:value="1.828E-3" table:formula="of:=[.B38]" table:style-name="ce1">
            <text:p>0.001828</text:p>
          </table:table-cell>
          <table:table-cell office:value-type="float" office:value="8.2000000000000001E-5" table:formula="of:=[.B39]" table:style-name="ce1">
            <text:p>0.0000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4.8000000000000001E-5" table:style-name="ce1">
            <text:p>0.000048</text:p>
          </table:table-cell>
          <table:table-cell table:style-name="ce1"/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5.5999999999999999E-5" table:style-name="ce1">
            <text:p>0.000056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2E-3" table:style-name="ce1">
            <text:p>0.002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.02" table:style-name="ce1">
            <text:p>0.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5.8999999999999998E-5" table:style-name="ce1">
            <text:p>0.0000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6.8999999999999997E-5" table:style-name="ce1">
            <text:p>0.000069</text:p>
          </table:table-cell>
          <table:table-cell table:number-columns-repeated="16382" table:style-name="ce1"/>
        </table:table-row>
        <table:table-row table:number-rows-repeated="3" table:style-name="ro1">
          <table:table-cell office:value-type="string" table:style-name="ce1">
            <text:p>Execution Time(translate query)</text:p>
          </table:table-cell>
          <table:table-cell office:value-type="float" office:value="1.2999999999999999E-5" table:style-name="ce1">
            <text:p>0.000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1.7E-5" table:style-name="ce1">
            <text:p>0.0000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2E-5" table:style-name="ce1">
            <text:p>0.0000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5E-5" table:style-name="ce1">
            <text:p>0.000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5E-5" table:style-name="ce1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7E-5" table:style-name="ce1">
            <text:p>0.000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9000000000000001E-5" table:style-name="ce1">
            <text:p>0.00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5.8200000000000005E-4" table:style-name="ce1">
            <text:p>0.00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1.4760000000000001E-3" table:style-name="ce1">
            <text:p>0.001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2.7950000000000002E-3" table:style-name="ce1">
            <text:p>0.0027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4.2100000000000002E-3" table:style-name="ce1">
            <text:p>0.00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5.849E-3" table:style-name="ce1">
            <text:p>0.005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1.1249999999999999E-3" table:style-name="ce1">
            <text:p>0.001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5.5389999999999997E-3" table:style-name="ce1">
            <text:p>0.005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1.448E-2" table:style-name="ce1">
            <text:p>0.01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3.3780999999999999E-2" table:style-name="ce1">
            <text:p>0.033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5.5161000000000002E-2" table:style-name="ce1">
            <text:p>0.055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9.0000000000000002E-6" table:style-name="ce1">
            <text:p>0.000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1.2E-5" table:style-name="ce1">
            <text:p>0.000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2.0000000000000002E-5" table:style-name="ce1">
            <text:p>0.00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2.0999999999999999E-5" table:style-name="ce1">
            <text:p>0.0000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4.3000000000000002E-5" table:style-name="ce1">
            <text:p>0.0000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1.75E-4" table:style-name="ce1">
            <text:p>0.0001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5.5999999999999999E-5" table:style-name="ce1">
            <text:p>0.0000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1.828E-3" table:style-name="ce1">
            <text:p>0.0018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8.2000000000000001E-5" table:style-name="ce1">
            <text:p>0.00008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l10</text:p>
          </table:table-cell>
          <table:table-cell table:style-name="ce1"/>
          <table:table-cell office:value-type="float" office:value="5.0000000000000001E-3" table:style-name="ce1">
            <text:p>0.0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20</text:p>
          </table:table-cell>
          <table:table-cell table:style-name="ce1"/>
          <table:table-cell office:value-type="float" office:value="4.0000000000000001E-3" table:style-name="ce1">
            <text:p>0.0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30</text:p>
          </table:table-cell>
          <table:table-cell table:style-name="ce1"/>
          <table:table-cell office:value-type="float" office:value="1.2999999999999999E-2" table:style-name="ce1">
            <text:p>0.0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40</text:p>
          </table:table-cell>
          <table:table-cell table:style-name="ce1"/>
          <table:table-cell office:value-type="float" office:value="1.4E-2" table:style-name="ce1">
            <text:p>0.0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50</text:p>
          </table:table-cell>
          <table:table-cell table:style-name="ce1"/>
          <table:table-cell office:value-type="float" office:value="0.02" table:style-name="ce1">
            <text:p>0.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100</text:p>
          </table:table-cell>
          <table:table-cell table:style-name="ce1"/>
          <table:table-cell office:value-type="float" office:value="8.2000000000000003E-2" table:style-name="ce1">
            <text:p>0.0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iml200</text:p>
          </table:table-cell>
          <table:table-cell table:style-name="ce1"/>
          <table:table-cell office:value-type="float" office:value="0.20399999999999999" table:style-name="ce1">
            <text:p>0.204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ExternalData_6" table:cell-range-address="miniml.$A$1:miniml.$B$39" table:base-cell-address="miniml.$A$1"/>
        </table:named-expressions>
      </table:table>
      <table:table table:name="minimltyped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ltyped50</text:p>
          </table:table-cell>
          <table:table-cell table:style-name="ce1"/>
          <table:table-cell office:value-type="float" office:value="4.8000000000000001E-2" table:style-name="ce1">
            <text:p>0.0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typed100</text:p>
          </table:table-cell>
          <table:table-cell table:style-name="ce1"/>
          <table:table-cell office:value-type="float" office:value="0.17100000000000001" table:style-name="ce1">
            <text:p>0.17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typed150</text:p>
          </table:table-cell>
          <table:table-cell table:style-name="ce1"/>
          <table:table-cell office:value-type="float" office:value="0.39600000000000002" table:style-name="ce1">
            <text:p>0.39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typed200</text:p>
          </table:table-cell>
          <table:table-cell table:style-name="ce1"/>
          <table:table-cell office:value-type="float" office:value="0.746" table:style-name="ce1">
            <text:p>0.7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nimltyped250</text:p>
          </table:table-cell>
          <table:table-cell table:style-name="ce1"/>
          <table:table-cell office:value-type="float" office:value="1.2350000000000001" table:style-name="ce1">
            <text:p>1.235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  <table:named-expressions>
          <table:named-expression table:name="ExternalData_5" table:expression="of:=[minimltyped.#REF!]" table:base-cell-address="num.$A$1"/>
        </table:named-expressions>
      </table:table>
      <table:table table:name="perm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table:style-name="ce1"/>
          <table:table-cell office:value-type="string" table:style-name="ce2">
            <text:p>Twelf</text:p>
          </table:table-cell>
          <table:table-cell table:number-columns-repeated="7" table:style-name="ce1"/>
          <table:table-cell office:value-type="string" table:style-name="ce2">
            <text:p>Tjtwelf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xecution Time(parse sig)</text:p>
          </table:table-cell>
          <table:table-cell office:value-type="float" office:value="3.2439999999999999E-3" table:style-name="ce1">
            <text:p>0.003244</text:p>
          </table:table-cell>
          <table:table-cell table:style-name="ce1"/>
          <table:table-cell office:value-type="string" table:style-name="ce1">
            <text:p>parsing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table:number-columns-repeated="2" table:style-name="ce1"/>
          <table:table-cell office:value-type="string" table:style-name="ce1">
            <text:p>Set up</text:p>
          </table:table-cell>
          <table:table-cell office:value-type="float" office:value="9.4480000000000015E-3" table:formula="of:=[.B2]+[.B3]+[.B4]" table:style-name="ce1">
            <text:p>0.00944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xecution Time(translate signature)</text:p>
          </table:table-cell>
          <table:table-cell office:value-type="float" office:value="1.4829999999999999E-3" table:style-name="ce1">
            <text:p>0.001483</text:p>
          </table:table-cell>
          <table:table-cell table:style-name="ce1"/>
          <table:table-cell office:value-type="string" table:style-name="ce1">
            <text:p>reconstruction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2" table:style-name="ce1"/>
          <table:table-cell office:value-type="string" table:style-name="ce1">
            <text:p>Solving</text:p>
          </table:table-cell>
          <table:table-cell office:value-type="float" office:value="5.0489999999999997E-3" table:formula="of:=[.B5]+[.B10]+[.B15]+[.B20]+[.B30]" table:style-name="ce1">
            <text:p>0.005049</text:p>
          </table:table-cell>
          <table:table-cell office:value-type="float" office:value="3.2268999999999999E-2" table:formula="of:=[.B6]+[.B11]+[.B16]+[.B21]+[.B31]" table:style-name="ce1">
            <text:p>0.032269</text:p>
          </table:table-cell>
          <table:table-cell office:value-type="float" office:value="0.115276" table:formula="of:=[.B7]+[.B12]+[.B17]+[.B22]+[.B32]" table:style-name="ce1">
            <text:p>0.115276</text:p>
          </table:table-cell>
          <table:table-cell office:value-type="float" office:value="0.30845900000000004" table:formula="of:=[.B8]+[.B13]+[.B18]+[.B23]+[.B33]" table:style-name="ce1">
            <text:p>0.308459</text:p>
          </table:table-cell>
          <table:table-cell office:value-type="float" office:value="0.68096299999999998" table:formula="of:=[.B9]+[.B14]+[.B19]+[.B24]+[.B34]" table:style-name="ce1">
            <text:p>0.6809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ion Time(compile, link, and start simulator)</text:p>
          </table:table-cell>
          <table:table-cell office:value-type="float" office:value="4.7210000000000004E-3" table:style-name="ce1">
            <text:p>0.004721</text:p>
          </table:table-cell>
          <table:table-cell table:style-name="ce1"/>
          <table:table-cell office:value-type="string" table:style-name="ce1">
            <text:p>solving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.7E-2" table:style-name="ce1">
            <text:p>0.047</text:p>
          </table:table-cell>
          <table:table-cell office:value-type="float" office:value="0.115" table:style-name="ce1">
            <text:p>0.115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0.34200000000000003" table:style-name="ce1">
            <text:p>0.342</text:p>
          </table:table-cell>
          <table:table-cell table:number-columns-repeated="2" table:style-name="ce1"/>
          <table:table-cell office:value-type="string" table:style-name="ce1">
            <text:p>Printing</text:p>
          </table:table-cell>
          <table:table-cell office:value-type="float" office:value="2.0000000000000002E-5" table:formula="of:=[.B35]" table:style-name="ce1">
            <text:p>0.00002</text:p>
          </table:table-cell>
          <table:table-cell office:value-type="float" office:value="3.1999999999999999E-5" table:formula="of:=[.B36]" table:style-name="ce1">
            <text:p>0.000032</text:p>
          </table:table-cell>
          <table:table-cell office:value-type="float" office:value="6.9999999999999994E-5" table:formula="of:=[.B37]" table:style-name="ce1">
            <text:p>0.00007</text:p>
          </table:table-cell>
          <table:table-cell office:value-type="float" office:value="5.7000000000000003E-5" table:formula="of:=[.B38]" table:style-name="ce1">
            <text:p>0.000057</text:p>
          </table:table-cell>
          <table:table-cell office:value-type="float" office:value="7.2000000000000002E-5" table:formula="of:=[.B39]" table:style-name="ce1">
            <text:p>0.0000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1.02E-4" table:style-name="ce1">
            <text:p>0.000102</text:p>
          </table:table-cell>
          <table:table-cell table:style-name="ce1"/>
          <table:table-cell office:value-type="string" table:style-name="ce1">
            <text:p>printing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4.7199999999999998E-4" table:style-name="ce1">
            <text:p>0.000472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.06" table:style-name="ce1">
            <text:p>0.06</text:p>
          </table:table-cell>
          <table:table-cell office:value-type="float" office:value="0.127" table:style-name="ce1">
            <text:p>0.127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51" table:style-name="ce1">
            <text:p>0.25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1.3999999999999999E-4" table:style-name="ce1">
            <text:p>0.000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1.6799999999999999E-4" table:style-name="ce1">
            <text:p>0.0001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arse query)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2.4000000000000001E-5" table:style-name="ce1">
            <text:p>0.0000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2.1999999999999999E-5" table:style-name="ce1">
            <text:p>0.0000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3.1000000000000001E-5" table:style-name="ce1">
            <text:p>0.0000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3.8000000000000002E-5" table:style-name="ce1">
            <text:p>0.000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translate query)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9000000000000001E-5" table:style-name="ce1">
            <text:p>0.0000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1.8E-5" table:style-name="ce1">
            <text:p>0.000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2.5000000000000001E-5" table:style-name="ce1">
            <text:p>0.000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3.0000000000000001E-5" table:style-name="ce1">
            <text:p>0.00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et up simulator to solve query)</text:p>
          </table:table-cell>
          <table:table-cell office:value-type="float" office:value="3.4E-5" table:style-name="ce1">
            <text:p>0.000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4.8939999999999999E-3" table:style-name="ce1">
            <text:p>0.004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3.1740999999999998E-2" table:style-name="ce1">
            <text:p>0.031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0.115061" table:style-name="ce1">
            <text:p>0.115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0.308199" table:style-name="ce1">
            <text:p>0.308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solve query)</text:p>
          </table:table-cell>
          <table:table-cell office:value-type="float" office:value="0.68062999999999996" table:style-name="ce1">
            <text:p>0.68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8.0490000000000006E-3" table:style-name="ce1">
            <text:p>0.008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5.1968E-2" table:style-name="ce1">
            <text:p>0.051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0.165158" table:style-name="ce1">
            <text:p>0.165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0.36418" table:style-name="ce1">
            <text:p>0.36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build term)</text:p>
          </table:table-cell>
          <table:table-cell office:value-type="float" office:value="0.67112499999999997" table:style-name="ce1">
            <text:p>0.671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1.0000000000000001E-5" table:style-name="ce1">
            <text:p>0.00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1.9000000000000001E-5" table:style-name="ce1">
            <text:p>0.00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2.4000000000000001E-5" table:style-name="ce1">
            <text:p>0.0000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invert term)</text:p>
          </table:table-cell>
          <table:table-cell office:value-type="float" office:value="2.8E-5" table:style-name="ce1">
            <text:p>0.0000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2.0000000000000002E-5" table:style-name="ce1">
            <text:p>0.00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3.1999999999999999E-5" table:style-name="ce1">
            <text:p>0.0000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6.9999999999999994E-5" table:style-name="ce1">
            <text:p>0.00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5.7000000000000003E-5" table:style-name="ce1">
            <text:p>0.00005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cution Time(print solution)</text:p>
          </table:table-cell>
          <table:table-cell office:value-type="float" office:value="7.2000000000000002E-5" table:style-name="ce1">
            <text:p>0.00007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m10</text:p>
          </table:table-cell>
          <table:table-cell table:style-name="ce1"/>
          <table:table-cell office:value-type="float" office:value="2.9000000000000001E-2" table:style-name="ce1">
            <text:p>0.0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rm20</text:p>
          </table:table-cell>
          <table:table-cell table:style-name="ce1"/>
          <table:table-cell office:value-type="float" office:value="0.14499999999999999" table:style-name="ce1">
            <text:p>0.1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rm30</text:p>
          </table:table-cell>
          <table:table-cell table:style-name="ce1"/>
          <table:table-cell office:value-type="float" office:value="0.45200000000000001" table:style-name="ce1">
            <text:p>0.4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rm40</text:p>
          </table:table-cell>
          <table:table-cell table:style-name="ce1"/>
          <table:table-cell office:value-type="float" office:value="1.077" table:style-name="ce1">
            <text:p>1.07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rm50</text:p>
          </table:table-cell>
          <table:table-cell table:style-name="ce1"/>
          <table:table-cell office:value-type="float" office:value="2.1789999999999998" table:style-name="ce1">
            <text:p>2.179</text:p>
          </table:table-cell>
          <table:table-cell table:number-columns-repeated="16381" table:style-name="ce1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ExternalData_4" table:cell-range-address="perm.$A$1:perm.$B$39" table:base-cell-address="perm.$A$1"/>
        </table:named-expressions>
      </table:table>
      <table:table table:name="reverse" table:style-name="ta3"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2" table:default-cell-style-name="ce1"/>
        <table:table-column table:style-name="co9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office:value-type="string" table:style-name="ce1">
            <text:p>tjtwelf/twelf</text:p>
          </table:table-cell>
          <table:table-cell table:style-name="ce1"/>
          <table:table-cell office:value-type="string" table:style-name="ce1">
            <text:p>full query cost</text:p>
          </table:table-cell>
          <table:table-cell office:value-type="string" table:style-name="ce1">
            <text:p>full cost/twel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1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3.6200000000000002E-4" table:formula="of:=[.B40]" table:style-name="ce3">
            <text:p>0.000</text:p>
          </table:table-cell>
          <table:table-cell office:value-type="float" office:value="0" table:formula="of:=[.D2]/[.B2]" table:style-name="ce1">
            <text:p>#DIV/0!</text:p>
          </table:table-cell>
          <table:table-cell table:style-name="ce1"/>
          <table:table-cell office:value-type="float" office:value="7.6199999999999998E-4" table:formula="of:=[.B16]+[.B24]+[.B32]+[.B40]+[.B56]" table:style-name="ce3">
            <text:p>0.001</text:p>
          </table:table-cell>
          <table:table-cell office:value-type="float" office:value="0" table:formula="of:=[.G2]/[.B2]" table:style-name="ce1">
            <text:p>#DIV/0!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2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3700000000000001E-4" table:formula="of:=[.B41]" table:style-name="ce3">
            <text:p>0.000</text:p>
          </table:table-cell>
          <table:table-cell office:value-type="float" office:value="0.11233333333333333" table:formula="of:=[.D3]/[.B3]" table:style-name="ce1">
            <text:p>0.112333333</text:p>
          </table:table-cell>
          <table:table-cell table:style-name="ce1"/>
          <table:table-cell office:value-type="float" office:value="6.9999999999999999E-4" table:formula="of:=[.B17]+[.B25]+[.B33]+[.B41]+[.B57]" table:style-name="ce3">
            <text:p>0.001</text:p>
          </table:table-cell>
          <table:table-cell office:value-type="float" office:value="0.23333333333333334" table:formula="of:=[.G3]/[.B3]" table:style-name="ce1">
            <text:p>0.233333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3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7000000000000001E-4" table:formula="of:=[.B42]" table:style-name="ce3">
            <text:p>0.001</text:p>
          </table:table-cell>
          <table:table-cell office:value-type="float" office:value="0.28999999999999998" table:formula="of:=[.D4]/[.B4]" table:style-name="ce1">
            <text:p>0.29</text:p>
          </table:table-cell>
          <table:table-cell table:style-name="ce1"/>
          <table:table-cell office:value-type="float" office:value="9.7799999999999992E-4" table:formula="of:=[.B18]+[.B26]+[.B34]+[.B42]+[.B58]" table:style-name="ce3">
            <text:p>0.001</text:p>
          </table:table-cell>
          <table:table-cell office:value-type="float" office:value="0.32599999999999996" table:formula="of:=[.G4]/[.B4]" table:style-name="ce1">
            <text:p>0.3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40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7799999999999999E-3" table:formula="of:=[.B43]" table:style-name="ce3">
            <text:p>0.002</text:p>
          </table:table-cell>
          <table:table-cell office:value-type="float" office:value="0.17799999999999999" table:formula="of:=[.D5]/[.B5]" table:style-name="ce1">
            <text:p>0.178</text:p>
          </table:table-cell>
          <table:table-cell table:style-name="ce1"/>
          <table:table-cell office:value-type="float" office:value="1.921E-3" table:formula="of:=[.B19]+[.B27]+[.B35]+[.B43]+[.B59]" table:style-name="ce3">
            <text:p>0.002</text:p>
          </table:table-cell>
          <table:table-cell office:value-type="float" office:value="0.19209999999999999" table:formula="of:=[.G5]/[.B5]" table:style-name="ce1">
            <text:p>0.19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50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3.1679999999999998E-3" table:formula="of:=[.B44]" table:style-name="ce3">
            <text:p>0.003</text:p>
          </table:table-cell>
          <table:table-cell office:value-type="float" office:value="0.31679999999999997" table:formula="of:=[.D6]/[.B6]" table:style-name="ce1">
            <text:p>0.3168</text:p>
          </table:table-cell>
          <table:table-cell table:style-name="ce1"/>
          <table:table-cell office:value-type="float" office:value="3.3549999999999999E-3" table:formula="of:=[.B20]+[.B28]+[.B36]+[.B44]+[.B60]" table:style-name="ce3">
            <text:p>0.003</text:p>
          </table:table-cell>
          <table:table-cell office:value-type="float" office:value="0.33549999999999996" table:formula="of:=[.G6]/[.B6]" table:style-name="ce1">
            <text:p>0.33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10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03" table:style-name="ce1">
            <text:p>0.03</text:p>
          </table:table-cell>
          <table:table-cell office:value-type="float" office:value="2.0125000000000001E-2" table:formula="of:=[.B45]" table:style-name="ce3">
            <text:p>0.020</text:p>
          </table:table-cell>
          <table:table-cell office:value-type="float" office:value="0.47916666666666663" table:formula="of:=[.D7]/[.B7]" table:style-name="ce1">
            <text:p>0.479166667</text:p>
          </table:table-cell>
          <table:table-cell table:style-name="ce1"/>
          <table:table-cell office:value-type="float" office:value="2.044E-2" table:formula="of:=[.B21]+[.B29]+[.B37]+[.B45]+[.B61]" table:style-name="ce3">
            <text:p>0.020</text:p>
          </table:table-cell>
          <table:table-cell office:value-type="float" office:value="0.48666666666666664" table:formula="of:=[.G7]/[.B7]" table:style-name="ce1">
            <text:p>0.486666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200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188" table:style-name="ce1">
            <text:p>0.188</text:p>
          </table:table-cell>
          <table:table-cell office:value-type="float" office:value="0.141703" table:formula="of:=[.B46]" table:style-name="ce3">
            <text:p>0.142</text:p>
          </table:table-cell>
          <table:table-cell office:value-type="float" office:value="0.58797925311203325" table:formula="of:=[.D8]/[.B8]" table:style-name="ce1">
            <text:p>0.587979253</text:p>
          </table:table-cell>
          <table:table-cell table:style-name="ce1"/>
          <table:table-cell office:value-type="float" office:value="0.14241499999999999" table:formula="of:=[.B22]+[.B30]+[.B38]+[.B46]+[.B62]" table:style-name="ce3">
            <text:p>0.142</text:p>
          </table:table-cell>
          <table:table-cell office:value-type="float" office:value="0.59093360995850619" table:formula="of:=[.G8]/[.B8]" table:style-name="ce1">
            <text:p>0.590933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250</text:p>
          </table:table-cell>
          <table:table-cell office:value-type="float" office:value="0.33" table:style-name="ce1">
            <text:p>0.3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26904800000000001" table:formula="of:=[.B47]" table:style-name="ce3">
            <text:p>0.269</text:p>
          </table:table-cell>
          <table:table-cell office:value-type="float" office:value="0.81529696969696974" table:formula="of:=[.D9]/[.B9]" table:style-name="ce1">
            <text:p>0.81529697</text:p>
          </table:table-cell>
          <table:table-cell table:style-name="ce1"/>
          <table:table-cell office:value-type="float" office:value="0.26993800000000001" table:formula="of:=[.B23]+[.B31]+[.B39]+[.B47]+[.B63]" table:style-name="ce3">
            <text:p>0.270</text:p>
          </table:table-cell>
          <table:table-cell office:value-type="float" office:value="0.81799393939393938" table:formula="of:=[.G9]/[.B9]" table:style-name="ce1">
            <text:p>0.81799393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parse sig</text:p>
          </table:table-cell>
          <table:table-cell office:value-type="float" office:value="2.7599999999999999E-4" table:style-name="ce5">
            <text:p>0.0002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ranslate signature</text:p>
          </table:table-cell>
          <table:table-cell office:value-type="float" office:value="1.17E-4" table:style-name="ce7">
            <text:p>0.0001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mpile link and start simulator</text:p>
          </table:table-cell>
          <table:table-cell office:value-type="float" office:value="2.2230000000000001E-3" table:style-name="ce5">
            <text:p>0.0022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2.5799999999999998E-4" table:style-name="ce7">
            <text:p>0.0002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3.2499999999999999E-4" table:style-name="ce5">
            <text:p>0.0003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6.9999999999999994E-5" table:style-name="ce7">
            <text:p>0.0000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8.6000000000000003E-5" table:style-name="ce5">
            <text:p>0.00008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1.06E-4" table:style-name="ce7">
            <text:p>0.00010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2.03E-4" table:style-name="ce5">
            <text:p>0.00020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4.0200000000000001E-4" table:style-name="ce7">
            <text:p>0.0004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5.62E-4" table:style-name="ce5">
            <text:p>0.00056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5.3999999999999998E-5" table:style-name="ce7">
            <text:p>0.00005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1.4E-5" table:style-name="ce5">
            <text:p>0.00001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1.2999999999999999E-5" table:style-name="ce7">
            <text:p>0.00001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1.9000000000000001E-5" table:style-name="ce5">
            <text:p>0.0000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3.8000000000000002E-5" table:style-name="ce7">
            <text:p>0.00003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3.8000000000000002E-5" table:style-name="ce5">
            <text:p>0.00003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7.1000000000000005E-5" table:style-name="ce7">
            <text:p>0.00007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1.65E-4" table:style-name="ce5">
            <text:p>0.00016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6.2000000000000003E-5" table:style-name="ce7">
            <text:p>0.00006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1.8E-5" table:style-name="ce5">
            <text:p>0.00001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1.5E-5" table:style-name="ce7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2.0999999999999999E-5" table:style-name="ce5">
            <text:p>0.00002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2.5999999999999998E-5" table:style-name="ce7">
            <text:p>0.00002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4.3000000000000002E-5" table:style-name="ce5">
            <text:p>0.0000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1.83E-4" table:style-name="ce7">
            <text:p>0.00018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9.3999999999999994E-5" table:style-name="ce5">
            <text:p>0.00009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3.6200000000000002E-4" table:style-name="ce7">
            <text:p>0.00036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3.3700000000000001E-4" table:style-name="ce5">
            <text:p>0.00033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8.7000000000000001E-4" table:style-name="ce7">
            <text:p>0.0008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1.7799999999999999E-3" table:style-name="ce5">
            <text:p>0.0017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3.1679999999999998E-3" table:style-name="ce7">
            <text:p>0.00316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2.0125000000000001E-2" table:style-name="ce5">
            <text:p>0.0201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0.141703" table:style-name="ce7">
            <text:p>0.14170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0.26904800000000001" table:style-name="ce5">
            <text:p>0.26904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2.0899999999999998E-3" table:style-name="ce7">
            <text:p>0.0020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1.5969999999999999E-3" table:style-name="ce5">
            <text:p>0.0015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5.8659999999999997E-3" table:style-name="ce7">
            <text:p>0.00586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1.4997E-2" table:style-name="ce5">
            <text:p>0.014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3.0987000000000001E-2" table:style-name="ce7">
            <text:p>0.03098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0.26796399999999998" table:style-name="ce5">
            <text:p>0.26796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2.1484939999999999" table:style-name="ce7">
            <text:p>2.14849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3.9929869999999998" table:style-name="ce5">
            <text:p>3.99298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2.5999999999999998E-5" table:style-name="ce7">
            <text:p>0.00002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6.0000000000000002E-6" table:style-name="ce5">
            <text:p>0.00000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1.0000000000000001E-5" table:style-name="ce7">
            <text:p>0.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1.5E-5" table:style-name="ce5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1.7E-5" table:style-name="ce7">
            <text:p>0.000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3.1000000000000001E-5" table:style-name="ce5">
            <text:p>0.00003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5.5999999999999999E-5" table:style-name="ce7">
            <text:p>0.00005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6.8999999999999997E-5" table:style-name="ce5">
            <text:p>0.00006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1.16E-4" table:style-name="ce7">
            <text:p>0.00011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2.3E-5" table:style-name="ce5">
            <text:p>0.0000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3.4999999999999997E-5" table:style-name="ce7">
            <text:p>0.00003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4.6E-5" table:style-name="ce5">
            <text:p>0.00004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5.1999999999999997E-5" table:style-name="ce7">
            <text:p>0.00005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1.0399999999999999E-4" table:style-name="ce5">
            <text:p>0.00010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1.005E-3" table:style-name="ce7">
            <text:p>0.00100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3.3199999999999999E-4" table:style-name="ce5">
            <text:p>0.000332</text:p>
          </table:table-cell>
          <table:table-cell table:number-columns-repeated="16382"/>
        </table:table-row>
        <table:table-row table:number-rows-repeated="1048505" table:style-name="ro1">
          <table:table-cell table:number-columns-repeated="16384"/>
        </table:table-row>
        <table:named-expressions>
          <table:named-expression table:name="ExternalData_3" table:expression="of:=[reverse.#REF!]" table:base-cell-address="num.$A$1"/>
        </table:named-expressions>
      </table:table>
      <table:table table:name="Sheet1" table:style-name="ta3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4" table:default-cell-style-name="ce1"/>
        <table:table-column table:style-name="co9" table:default-cell-style-name="ce1"/>
        <table:table-column table:style-name="co16" table:default-cell-style-name="ce1"/>
        <table:table-column table:style-name="co9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Solving T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xample</text:p>
          </table:table-cell>
          <table:table-cell office:value-type="string" table:style-name="ce2">
            <text:p>Twelf</text:p>
          </table:table-cell>
          <table:table-cell office:value-type="string" table:style-name="ce2">
            <text:p>Tjtwelf</text:p>
          </table:table-cell>
          <table:table-cell office:value-type="string" table:style-name="ce2">
            <text:p>ratio</text:p>
          </table:table-cell>
          <table:table-cell table:style-name="ce1"/>
          <table:table-cell office:value-type="string" table:style-name="ce1">
            <text:p>just solvi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verse 1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3]/[.B3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3]/[.B3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2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4]/[.B4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4]/[.B4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3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5]/[.B5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5]/[.B5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4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6]/[.B6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6]/[.B6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5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7]/[.B7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7]/[.B7]" table:style-name="ce1">
            <text:p>#REF!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iml 1</text:p>
          </table:table-cell>
          <table:table-cell office:value-type="float" office:value="1E-3" table:formula="of:=[miniml.E4]" table:style-name="ce1">
            <text:p>0.001</text:p>
          </table:table-cell>
          <table:table-cell office:value-type="float" office:value="6.6400000000000009E-4" table:formula="of:=[miniml.M3]" table:style-name="ce1">
            <text:p>0.000664</text:p>
          </table:table-cell>
          <table:table-cell office:value-type="float" office:value="0.66400000000000003" table:formula="of:=[.C8]/[.B8]" table:style-name="ce1">
            <text:p>0.664</text:p>
          </table:table-cell>
          <table:table-cell table:style-name="ce1"/>
          <table:table-cell office:value-type="float" office:value="5.8200000000000005E-4" table:formula="of:=[miniml.B20]" table:style-name="ce1">
            <text:p>0.000582</text:p>
          </table:table-cell>
          <table:table-cell office:value-type="float" office:value="0.58200000000000007" table:formula="of:=[.F8]/[.B8]" table:style-name="ce1">
            <text:p>0.5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2</text:p>
          </table:table-cell>
          <table:table-cell office:value-type="float" office:value="5.0000000000000001E-3" table:formula="of:=[miniml.F4]" table:style-name="ce1">
            <text:p>0.005</text:p>
          </table:table-cell>
          <table:table-cell office:value-type="float" office:value="1.5720000000000003E-3" table:formula="of:=[miniml.N3]" table:style-name="ce1">
            <text:p>0.001572</text:p>
          </table:table-cell>
          <table:table-cell office:value-type="float" office:value="0.31440000000000007" table:formula="of:=[.C9]/[.B9]" table:style-name="ce1">
            <text:p>0.3144</text:p>
          </table:table-cell>
          <table:table-cell table:style-name="ce1"/>
          <table:table-cell office:value-type="float" office:value="1.4760000000000001E-3" table:formula="of:=[miniml.B21]" table:style-name="ce1">
            <text:p>0.001476</text:p>
          </table:table-cell>
          <table:table-cell office:value-type="float" office:value="0.29520000000000002" table:formula="of:=[.F9]/[.B9]" table:style-name="ce1">
            <text:p>0.29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3</text:p>
          </table:table-cell>
          <table:table-cell office:value-type="float" office:value="8.9999999999999993E-3" table:formula="of:=[miniml.G4]" table:style-name="ce1">
            <text:p>0.009</text:p>
          </table:table-cell>
          <table:table-cell office:value-type="float" office:value="2.8870000000000002E-3" table:formula="of:=[miniml.O3]" table:style-name="ce1">
            <text:p>0.002887</text:p>
          </table:table-cell>
          <table:table-cell office:value-type="float" office:value="0.32077777777777783" table:formula="of:=[.C10]/[.B10]" table:style-name="ce1">
            <text:p>0.320777778</text:p>
          </table:table-cell>
          <table:table-cell table:style-name="ce1"/>
          <table:table-cell office:value-type="float" office:value="2.7950000000000002E-3" table:formula="of:=[miniml.B22]" table:style-name="ce1">
            <text:p>0.002795</text:p>
          </table:table-cell>
          <table:table-cell office:value-type="float" office:value="0.31055555555555558" table:formula="of:=[.F10]/[.B10]" table:style-name="ce1">
            <text:p>0.3105555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4</text:p>
          </table:table-cell>
          <table:table-cell office:value-type="float" office:value="1.4999999999999999E-2" table:formula="of:=[miniml.H4]" table:style-name="ce1">
            <text:p>0.015</text:p>
          </table:table-cell>
          <table:table-cell office:value-type="float" office:value="4.3220000000000003E-3" table:formula="of:=[miniml.P3]" table:style-name="ce1">
            <text:p>0.004322</text:p>
          </table:table-cell>
          <table:table-cell office:value-type="float" office:value="0.28813333333333335" table:formula="of:=[.C11]/[.B11]" table:style-name="ce1">
            <text:p>0.288133333</text:p>
          </table:table-cell>
          <table:table-cell table:style-name="ce1"/>
          <table:table-cell office:value-type="float" office:value="4.2100000000000002E-3" table:formula="of:=[miniml.B23]" table:style-name="ce1">
            <text:p>0.00421</text:p>
          </table:table-cell>
          <table:table-cell office:value-type="float" office:value="0.28066666666666668" table:formula="of:=[.F11]/[.B11]" table:style-name="ce1">
            <text:p>0.280666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5</text:p>
          </table:table-cell>
          <table:table-cell office:value-type="float" office:value="1.7999999999999999E-2" table:formula="of:=[miniml.I4]" table:style-name="ce1">
            <text:p>0.018</text:p>
          </table:table-cell>
          <table:table-cell office:value-type="float" office:value="5.9750000000000003E-3" table:formula="of:=[miniml.Q3]" table:style-name="ce1">
            <text:p>0.005975</text:p>
          </table:table-cell>
          <table:table-cell office:value-type="float" office:value="0.33194444444444449" table:formula="of:=[.C12]/[.B12]" table:style-name="ce1">
            <text:p>0.331944444</text:p>
          </table:table-cell>
          <table:table-cell table:style-name="ce1"/>
          <table:table-cell office:value-type="float" office:value="5.849E-3" table:formula="of:=[miniml.B24]" table:style-name="ce1">
            <text:p>0.005849</text:p>
          </table:table-cell>
          <table:table-cell office:value-type="float" office:value="0.32494444444444448" table:formula="of:=[.F12]/[.B12]" table:style-name="ce1">
            <text:p>0.324944444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miniml-typed 1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3]/[.B13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3]/[.B13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-typed 2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4]/[.B14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4]/[.B14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-typed 3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5]/[.B15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5]/[.B15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-typed 4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6]/[.B16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6]/[.B16]" table:style-name="ce1">
            <text:p>#REF!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perm 1</text:p>
          </table:table-cell>
          <table:table-cell office:value-type="float" office:value="1.0999999999999999E-2" table:formula="of:=[perm.E4]" table:style-name="ce1">
            <text:p>0.011</text:p>
          </table:table-cell>
          <table:table-cell office:value-type="float" office:value="5.0489999999999997E-3" table:formula="of:=[perm.M3]" table:style-name="ce1">
            <text:p>0.005049</text:p>
          </table:table-cell>
          <table:table-cell office:value-type="float" office:value="0.45900000000000002" table:formula="of:=[.C17]/[.B17]" table:style-name="ce1">
            <text:p>0.459</text:p>
          </table:table-cell>
          <table:table-cell table:style-name="ce1"/>
          <table:table-cell office:value-type="float" office:value="4.8939999999999999E-3" table:formula="of:=[perm.B20]" table:style-name="ce1">
            <text:p>0.004894</text:p>
          </table:table-cell>
          <table:table-cell office:value-type="float" office:value="0.44490909090909092" table:formula="of:=[.F17]/[.B17]" table:style-name="ce1">
            <text:p>0.4449090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2</text:p>
          </table:table-cell>
          <table:table-cell office:value-type="float" office:value="4.7E-2" table:formula="of:=[perm.F4]" table:style-name="ce1">
            <text:p>0.047</text:p>
          </table:table-cell>
          <table:table-cell office:value-type="float" office:value="3.2268999999999999E-2" table:formula="of:=[perm.N3]" table:style-name="ce1">
            <text:p>0.032269</text:p>
          </table:table-cell>
          <table:table-cell office:value-type="float" office:value="0.68657446808510636" table:formula="of:=[.C18]/[.B18]" table:style-name="ce1">
            <text:p>0.686574468</text:p>
          </table:table-cell>
          <table:table-cell table:style-name="ce1"/>
          <table:table-cell office:value-type="float" office:value="3.1740999999999998E-2" table:formula="of:=[perm.B21]" table:style-name="ce1">
            <text:p>0.031741</text:p>
          </table:table-cell>
          <table:table-cell office:value-type="float" office:value="0.67534042553191487" table:formula="of:=[.F18]/[.B18]" table:style-name="ce1">
            <text:p>0.6753404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3</text:p>
          </table:table-cell>
          <table:table-cell office:value-type="float" office:value="0.115" table:formula="of:=[perm.G4]" table:style-name="ce1">
            <text:p>0.115</text:p>
          </table:table-cell>
          <table:table-cell office:value-type="float" office:value="0.115276" table:formula="of:=[perm.O3]" table:style-name="ce1">
            <text:p>0.115276</text:p>
          </table:table-cell>
          <table:table-cell office:value-type="float" office:value="1.0024" table:formula="of:=[.C19]/[.B19]" table:style-name="ce1">
            <text:p>1.0024</text:p>
          </table:table-cell>
          <table:table-cell table:style-name="ce1"/>
          <table:table-cell office:value-type="float" office:value="0.115061" table:formula="of:=[perm.B22]" table:style-name="ce1">
            <text:p>0.115061</text:p>
          </table:table-cell>
          <table:table-cell office:value-type="float" office:value="1.0005304347826087" table:formula="of:=[.F19]/[.B19]" table:style-name="ce1">
            <text:p>1.0005304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4</text:p>
          </table:table-cell>
          <table:table-cell office:value-type="float" office:value="0.20200000000000001" table:formula="of:=[perm.H4]" table:style-name="ce1">
            <text:p>0.202</text:p>
          </table:table-cell>
          <table:table-cell office:value-type="float" office:value="0.30845900000000004" table:formula="of:=[perm.P3]" table:style-name="ce1">
            <text:p>0.308459</text:p>
          </table:table-cell>
          <table:table-cell office:value-type="float" office:value="1.5270247524752476" table:formula="of:=[.C20]/[.B20]" table:style-name="ce1">
            <text:p>1.527024752</text:p>
          </table:table-cell>
          <table:table-cell table:style-name="ce1"/>
          <table:table-cell office:value-type="float" office:value="0.308199" table:formula="of:=[perm.B23]" table:style-name="ce1">
            <text:p>0.308199</text:p>
          </table:table-cell>
          <table:table-cell office:value-type="float" office:value="1.5257376237623761" table:formula="of:=[.F20]/[.B20]" table:style-name="ce1">
            <text:p>1.5257376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5</text:p>
          </table:table-cell>
          <table:table-cell office:value-type="float" office:value="0.34200000000000003" table:formula="of:=[perm.I4]" table:style-name="ce1">
            <text:p>0.342</text:p>
          </table:table-cell>
          <table:table-cell office:value-type="float" office:value="0.68096299999999998" table:formula="of:=[perm.Q3]" table:style-name="ce1">
            <text:p>0.680963</text:p>
          </table:table-cell>
          <table:table-cell office:value-type="float" office:value="1.9911198830409356" table:formula="of:=[.C21]/[.B21]" table:style-name="ce1">
            <text:p>1.991119883</text:p>
          </table:table-cell>
          <table:table-cell table:style-name="ce1"/>
          <table:table-cell office:value-type="float" office:value="0.68062999999999996" table:formula="of:=[perm.B24]" table:style-name="ce1">
            <text:p>0.68063</text:p>
          </table:table-cell>
          <table:table-cell office:value-type="float" office:value="1.990146198830409" table:formula="of:=[.F21]/[.B21]" table:style-name="ce1">
            <text:p>1.990146199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miniml.A1:miniml.B39" table:name="miniml_tjtwelf__2" table:display-filter-buttons="true"/>
        <table:database-range table:target-range-address="perm.A1:perm.B39" table:name="incllPerm_tjtwelf__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Poffalina</meta:initial-creator>
    <dc:creator>Poffalina</dc:creator>
    <meta:creation-date>2018-03-08T05:14:51Z</meta:creation-date>
    <dc:date>2018-03-12T03:13:54Z</dc:date>
    <meta:print-date>2018-03-08T06:04:41Z</meta:print-date>
    <meta:editing-cycles>3</meta:editing-cycles>
    <meta:editing-duration>PT9132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